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831" officeooo:paragraph-rsid="001fa831"/>
    </style:style>
    <style:style style:name="P2" style:family="paragraph" style:parent-style-name="Standard" style:list-style-name="L1">
      <style:text-properties officeooo:rsid="001fa831" officeooo:paragraph-rsid="001fa831"/>
    </style:style>
    <style:style style:name="P3" style:family="paragraph" style:parent-style-name="Standard" style:list-style-name="L1">
      <style:text-properties officeooo:rsid="002157a4" officeooo:paragraph-rsid="002157a4"/>
    </style:style>
    <style:style style:name="P4" style:family="paragraph" style:parent-style-name="Standard" style:list-style-name="L1">
      <style:text-properties officeooo:rsid="002206c3" officeooo:paragraph-rsid="002206c3"/>
    </style:style>
    <style:style style:name="P5" style:family="paragraph" style:parent-style-name="Standard" style:list-style-name="L1">
      <style:text-properties officeooo:rsid="00233c6a" officeooo:paragraph-rsid="00233c6a"/>
    </style:style>
    <style:style style:name="P6" style:family="paragraph" style:parent-style-name="Standard" style:list-style-name="L1">
      <style:text-properties officeooo:rsid="00233c6a" officeooo:paragraph-rsid="0026cf44"/>
    </style:style>
    <style:style style:name="P7" style:family="paragraph" style:parent-style-name="Standard" style:list-style-name="L1">
      <style:text-properties officeooo:rsid="00294f42" officeooo:paragraph-rsid="00294f42"/>
    </style:style>
    <style:style style:name="P8" style:family="paragraph" style:parent-style-name="Standard" style:list-style-name="L1">
      <style:text-properties officeooo:rsid="002b3cc0" officeooo:paragraph-rsid="002b3cc0"/>
    </style:style>
    <style:style style:name="P9" style:family="paragraph" style:parent-style-name="Standard" style:list-style-name="L1">
      <style:text-properties officeooo:rsid="002cc994" officeooo:paragraph-rsid="002cc994"/>
    </style:style>
    <style:style style:name="T1" style:family="text">
      <style:text-properties officeooo:rsid="00233e0b"/>
    </style:style>
    <style:style style:name="T2" style:family="text">
      <style:text-properties officeooo:rsid="0024fb5e"/>
    </style:style>
    <style:style style:name="T3" style:family="text">
      <style:text-properties officeooo:rsid="0026cf44"/>
    </style:style>
    <style:style style:name="T4" style:family="text">
      <style:text-properties officeooo:rsid="003088a9"/>
    </style:style>
    <style:style style:name="T5" style:family="text">
      <style:text-properties officeooo:rsid="003097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1</text:p>
      <text:p text:style-name="P1"/>
      <text:p text:style-name="P1">Answers:</text:p>
      <text:p text:style-name="P1"/>
      <text:list xml:id="list623031435" text:style-name="L1">
        <text:list-item>
          <text:p text:style-name="P2">pwd ; ls -al</text:p>
        </text:list-item>
        <text:list-item>
          <text:p text:style-name="P3">mkdir intern-2020 rapidops-2020</text:p>
        </text:list-item>
        <text:list-item>
          <text:p text:style-name="P3">cd intern-2020 ; touch dev.txt helloworld.txt</text:p>
        </text:list-item>
        <text:list-item>
          <text:p text:style-name="P4">nano dev.txt (entered the text) / echo ‘helloworld’ &gt; helloworld.txt</text:p>
        </text:list-item>
        <text:list-item>
          <text:p text:style-name="P4"><text:span text:style-name="T3">cp</text:span> dev.txt helloworld.txt ../rapidops-2020/ </text:p>
        </text:list-item>
        <text:list-item>
          <text:p text:style-name="P5">cd rapidops-2020 ; <text:span text:style-name="T1">mv dev.txt f1.txt ; mv helloworld.txt f2.txt</text:span></text:p>
        </text:list-item>
        <text:list-item>
          <text:p text:style-name="P5">chmod a=r <text:span text:style-name="T2">dev</text:span>.txt ; chmod 760 <text:span text:style-name="T2">helloworld</text:span>.txt </text:p>
        </text:list-item>
        <text:list-item>
          <text:p text:style-name="P5">tar -cvf rapidops-2020.tar ../rapidops-2020/ <text:s/>; <text:span text:style-name="T3">cd ../intern-2020/</text:span></text:p>
        </text:list-item>
        <text:list-item>
          <text:p text:style-name="P6">cp ../rapidops-2020/rapidops-2020 .tar / ; rm ../<text:span text:style-name="T3">rapidops-2020/</text:span>rapidops-2020.tar </text:p>
        </text:list-item>
        <text:list-item>
          <text:p text:style-name="P5">find -iname dev.txt</text:p>
        </text:list-item>
        <text:list-item>
          <text:p text:style-name="P7">top</text:p>
        </text:list-item>
        <text:list-item>
          <text:p text:style-name="P7">df -h ; free</text:p>
        </text:list-item>
        <text:list-item>
          <text:p text:style-name="P8">ps -a ; ps -<text:span text:style-name="T4">a | grep ‘(process_name)’</text:span></text:p>
        </text:list-item>
        <text:list-item>
          <text:p text:style-name="P9"><text:s/>wget '<text:a xlink:type="simple" xlink:href="https://releases.mattermost.com/desktop/4.3.2/mattermost-desktop-4.3.2-linux-i386.deb" text:style-name="Internet_20_link" text:visited-style-name="Visited_20_Internet_20_Link">https://releases.mattermost.com/desktop/4.3.2/mattermost-desktop-4.3.2-linux-i386.deb</text:a>'</text:p>
        </text:list-item>
        <text:list-item>
          <text:p text:style-name="P9">l<text:span text:style-name="T5">ifconfig</text:span>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56:46.353665122</meta:creation-date>
    <dc:date>2020-01-09T18:32:55.917551147</dc:date>
    <meta:editing-duration>PT1H53M51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6" meta:character-count="688" meta:non-whitespace-character-count="619"/>
  </office:meta>
</office:document-meta>
</file>